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08"/>
    <style:style style:name="ce2" style:family="table-cell" style:parent-style-name="Default" style:data-style-name="N60"/>
  </office:automatic-styles>
  <office:body>
    <office:spreadsheet>
      <table:table table:name="Slope U_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number-columns-repeated="3" table:default-cell-style-name="Default"/>
        <table:table-column table:style-name="co4" table:default-cell-style-name="Default"/>
        <table:table-row table:style-name="ro1">
          <table:table-cell table:number-columns-repeated="2"/>
          <table:table-cell office:value-type="string" calcext:value-type="string">
            <text:p>e=</text:p>
          </table:table-cell>
          <table:table-cell table:formula="of:=1.6*10^(-19)" office:value-type="float" office:value="1.6E-019" calcext:value-type="float">
            <text:p>1,60000E-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=</text:p>
          </table:table-cell>
          <table:table-cell office:value-type="float" office:value="0.0000009780425876494" calcext:value-type="float">
            <text:p>9,78043E-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/W=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_err</text:p>
          </table:table-cell>
          <table:table-cell table:style-name="Default" office:value-type="string" calcext:value-type="string">
            <text:p>U_xx</text:p>
          </table:table-cell>
          <table:table-cell office:value-type="string" calcext:value-type="string">
            <text:p>n_s</text:p>
          </table:table-cell>
          <table:table-cell office:value-type="string" calcext:value-type="string">
            <text:p>n_s_err</text:p>
          </table:table-cell>
          <table:table-cell office:value-type="string" calcext:value-type="string">
            <text:p>µ</text:p>
          </table:table-cell>
          <table:table-cell office:value-type="string" calcext:value-type="string">
            <text:p>µ_er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0008514220988121" calcext:value-type="float">
            <text:p>8,51422E-04</text:p>
          </table:table-cell>
          <table:table-cell table:style-name="ce1" office:value-type="float" office:value="0.0000001963533195967" calcext:value-type="float">
            <text:p>1,96353E-07</text:p>
          </table:table-cell>
          <table:table-cell office:value-type="float" office:value="0.00027323" calcext:value-type="float">
            <text:p>2,73230E-04</text:p>
          </table:table-cell>
          <table:table-cell table:style-name="ce1" table:formula="of:=([.$D$2]/[.$D$1])*(1/[.B5])" office:value-type="float" office:value="7.17947793619317E+015" calcext:value-type="float">
            <text:p>7,17948E+15</text:p>
          </table:table-cell>
          <table:table-cell table:style-name="ce1" table:formula="of:=ABS(([.$D$2]/[.$D$1])*(1/[.B5]-[.C5])-[.E5])" office:value-type="float" office:value="1200262" calcext:value-type="float">
            <text:p>1,20026E+06</text:p>
          </table:table-cell>
          <table:table-cell table:style-name="ce1" table:formula="of:=1/([.E5]*[.$D$1])*[.$D$2]/[.D5]*[.$D$3]" office:value-type="float" office:value="18.6968216992007" calcext:value-type="float">
            <text:p>1,86968E+01</text:p>
          </table:table-cell>
          <table:table-cell table:style-name="ce1" table:formula="of:=ABS((1/(([.E5]+[.F5])*[.$D$1])*[.$D$2]/[.D5]*[.$D$3])-[.G5])" office:value-type="float" office:value="0.00000000312572367988651" calcext:value-type="float">
            <text:p>3,12572E-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0008640397593972" calcext:value-type="float">
            <text:p>8,64040E-04</text:p>
          </table:table-cell>
          <table:table-cell table:style-name="ce1" office:value-type="float" office:value="0.0000001237893164467" calcext:value-type="float">
            <text:p>1,23789E-07</text:p>
          </table:table-cell>
          <table:table-cell office:value-type="float" office:value="0.000284912" calcext:value-type="float">
            <text:p>2,84912E-04</text:p>
          </table:table-cell>
          <table:table-cell table:style-name="ce1" table:formula="of:=([.$D$2]/[.$D$1])*(1/[.B6])" office:value-type="float" office:value="7.07463528885909E+015" calcext:value-type="float">
            <text:p>7,07464E+15</text:p>
          </table:table-cell>
          <table:table-cell table:style-name="ce1" table:formula="of:=ABS(([.$D$2]/[.$D$1])*(1/[.B6]-[.C6])-[.E6])" office:value-type="float" office:value="756695" calcext:value-type="float">
            <text:p>7,56695E+05</text:p>
          </table:table-cell>
          <table:table-cell table:style-name="ce1" table:formula="of:=1/([.E6]*[.$D$1])*[.$D$2]/[.D6]*[.$D$3]" office:value-type="float" office:value="18.1959291162998" calcext:value-type="float">
            <text:p>1,81959E+01</text:p>
          </table:table-cell>
          <table:table-cell table:style-name="ce1" table:formula="of:=ABS((1/(([.E6]+[.F6])*[.$D$1])*[.$D$2]/[.D6]*[.$D$3])-[.G6])" office:value-type="float" office:value="0.0000000019462120803837" calcext:value-type="float">
            <text:p>1,94621E-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008477633500423" calcext:value-type="float">
            <text:p>8,47763E-04</text:p>
          </table:table-cell>
          <table:table-cell table:style-name="ce1" office:value-type="float" office:value="0.00000004928018697264" calcext:value-type="float">
            <text:p>4,92802E-08</text:p>
          </table:table-cell>
          <table:table-cell office:value-type="float" office:value="0.000280024" calcext:value-type="float">
            <text:p>2,80024E-04</text:p>
          </table:table-cell>
          <table:table-cell table:style-name="ce1" table:formula="of:=([.$D$2]/[.$D$1])*(1/[.B7])" office:value-type="float" office:value="7.21046288743639E+015" calcext:value-type="float">
            <text:p>7,21046E+15</text:p>
          </table:table-cell>
          <table:table-cell table:style-name="ce1" table:formula="of:=ABS(([.$D$2]/[.$D$1])*(1/[.B7]-[.C7])-[.E7])" office:value-type="float" office:value="301239" calcext:value-type="float">
            <text:p>3,01239E+05</text:p>
          </table:table-cell>
          <table:table-cell table:style-name="ce1" table:formula="of:=1/([.E7]*[.$D$1])*[.$D$2]/[.D7]*[.$D$3]" office:value-type="float" office:value="18.1648005180049" calcext:value-type="float">
            <text:p>1,81648E+01</text:p>
          </table:table-cell>
          <table:table-cell table:style-name="ce1" table:formula="of:=ABS((1/(([.E7]+[.F7])*[.$D$1])*[.$D$2]/[.D7]*[.$D$3])-[.G7])" office:value-type="float" office:value="0.000000000758888063501217" calcext:value-type="float">
            <text:p>7,58888E-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0.0008546493919893" calcext:value-type="float">
            <text:p>8,54649E-04</text:p>
          </table:table-cell>
          <table:table-cell table:style-name="ce1" office:value-type="float" office:value="0.0000001061444786263" calcext:value-type="float">
            <text:p>1,06144E-07</text:p>
          </table:table-cell>
          <table:table-cell office:value-type="float" office:value="0.000299456" calcext:value-type="float">
            <text:p>2,99456E-04</text:p>
          </table:table-cell>
          <table:table-cell table:style-name="ce1" table:formula="of:=([.$D$2]/[.$D$1])*(1/[.B8])" office:value-type="float" office:value="7.15236707602465E+015" calcext:value-type="float">
            <text:p>7,15237E+15</text:p>
          </table:table-cell>
          <table:table-cell table:style-name="ce1" table:formula="of:=ABS(([.$D$2]/[.$D$1])*(1/[.B8]-[.C8])-[.E8])" office:value-type="float" office:value="648836" calcext:value-type="float">
            <text:p>6,48836E+05</text:p>
          </table:table-cell>
          <table:table-cell table:style-name="ce1" table:formula="of:=1/([.E8]*[.$D$1])*[.$D$2]/[.D8]*[.$D$3]" office:value-type="float" office:value="17.1240394312881" calcext:value-type="float">
            <text:p>1,71240E+01</text:p>
          </table:table-cell>
          <table:table-cell table:style-name="ce1" table:formula="of:=ABS((1/(([.E8]+[.F8])*[.$D$1])*[.$D$2]/[.D8]*[.$D$3])-[.G8])" office:value-type="float" office:value="0.0000000015534276087692" calcext:value-type="float">
            <text:p>1,55343E-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float" office:value="0.0008666784151061" calcext:value-type="float">
            <text:p>8,66678E-04</text:p>
          </table:table-cell>
          <table:table-cell table:style-name="ce1" office:value-type="float" office:value="0.0000001061725652627" calcext:value-type="float">
            <text:p>1,06173E-07</text:p>
          </table:table-cell>
          <table:table-cell office:value-type="float" office:value="0.000348808" calcext:value-type="float">
            <text:p>3,48808E-04</text:p>
          </table:table-cell>
          <table:table-cell table:style-name="ce1" table:formula="of:=([.$D$2]/[.$D$1])*(1/[.B9])" office:value-type="float" office:value="7.05309612684933E+015" calcext:value-type="float">
            <text:p>7,05310E+15</text:p>
          </table:table-cell>
          <table:table-cell table:style-name="ce1" table:formula="of:=ABS(([.$D$2]/[.$D$1])*(1/[.B9]-[.C9])-[.E9])" office:value-type="float" office:value="649008" calcext:value-type="float">
            <text:p>6,49008E+05</text:p>
          </table:table-cell>
          <table:table-cell table:style-name="ce1" table:formula="of:=1/([.E9]*[.$D$1])*[.$D$2]/[.D9]*[.$D$3]" office:value-type="float" office:value="14.9081170461589" calcext:value-type="float">
            <text:p>1,49081E+01</text:p>
          </table:table-cell>
          <table:table-cell table:style-name="ce1" table:formula="of:=ABS((1/(([.E9]+[.F9])*[.$D$1])*[.$D$2]/[.D9]*[.$D$3])-[.G9])" office:value-type="float" office:value="0.00000000137180933279524" calcext:value-type="float">
            <text:p>1,37181E-09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ce2" table:formula="of:=(MAX([.E5:.E9])+MIN([.E5:.E9]))/2" office:value-type="float" office:value="7.13177950714286E+015" calcext:value-type="float">
            <text:p>7,13E+015</text:p>
          </table:table-cell>
          <table:table-cell table:style-name="ce2"/>
          <table:table-cell table:style-name="ce2" table:formula="of:=(MAX([.G5:.G9])+MIN([.G5:.G9]))/2" office:value-type="float" office:value="16.8024693726798" calcext:value-type="float">
            <text:p>1,68E+001</text:p>
          </table:table-cell>
          <table:table-cell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1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scientific-number number:decimal-places="5" number:min-integer-digits="1" number:min-exponent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.00.0000</text:date>, <text:time style:data-style-name="N2" text:time-value="18:09:00.8027045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6T22:44:45.649136370</meta:creation-date>
    <dc:date>2015-10-13T18:18:24.435883831</dc:date>
    <meta:editing-duration>PT3H33M24S</meta:editing-duration>
    <meta:editing-cycles>34</meta:editing-cycles>
    <meta:generator>LibreOffice/4.2.8.2$Linux_X86_64 LibreOffice_project/420m0$Build-2</meta:generator>
    <meta:document-statistic meta:table-count="1" meta:cell-count="56" meta:object-count="0"/>
    <meta:user-defined meta:name="qrichtext">1</meta:user-defined>
  </office:meta>
</office:document-meta>
</file>